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3.56cm" fo:min-width="4.58cm"/>
      <style:paragraph-properties style:writing-mode="lr-tb"/>
    </style:style>
    <style:style style:name="gr2" style:family="graphic" style:parent-style-name="objectwithoutfill">
      <style:graphic-properties draw:marker-end="Arrowheads_20_1" draw:marker-end-width="0.3cm" draw:fill="none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2.29cm" fo:min-width="4.58cm"/>
      <style:paragraph-properties style:writing-mode="lr-tb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0.648cm" fo:min-width="0.398cm"/>
    </style:style>
    <style:style style:name="gr5" style:family="graphic" style:parent-style-name="objectwithoutfill">
      <style:graphic-properties draw:marker-end="Arrowheads_20_2" draw:marker-end-width="0.3cm" draw:fill="none"/>
    </style:style>
    <style:style style:name="gr6" style:family="graphic" style:parent-style-name="objectwithoutfill">
      <style:graphic-properties draw:marker-end="Arrowheads_20_3" draw:marker-end-width="0.3cm" draw:fill="none"/>
    </style:style>
    <style:style style:name="gr7" style:family="graphic" style:parent-style-name="objectwithoutfill">
      <style:graphic-properties draw:marker-end="Arrowheads_20_4" draw:marker-end-width="0.3cm" draw:fill="non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805cm"/>
      <style:paragraph-properties style:writing-mode="lr-tb"/>
    </style:style>
    <style:style style:name="gr9" style:family="graphic" style:parent-style-name="standard">
      <style:graphic-properties draw:fill-color="#dddddd" draw:auto-grow-height="false" fo:min-height="1.82cm" fo:min-width="3.475cm" fo:wrap-option="wrap"/>
    </style:style>
    <style:style style:name="gr10" style:family="graphic" style:parent-style-name="objectwithoutfill">
      <style:graphic-properties draw:fill="none"/>
    </style:style>
    <style:style style:name="gr11" style:family="graphic" style:parent-style-name="objectwithoutfill">
      <style:graphic-properties draw:marker-end="Arrowheads_20_5" draw:marker-end-width="0.3cm" draw:fill="none"/>
    </style:style>
    <style:style style:name="gr12" style:family="graphic" style:parent-style-name="objectwithoutfill">
      <style:graphic-properties draw:marker-end="Arrowheads_20_6" draw:marker-end-width="0.3cm" draw:fill="none"/>
    </style:style>
    <style:style style:name="gr13" style:family="graphic" style:parent-style-name="objectwithoutfill">
      <style:graphic-properties draw:marker-end="Arrowheads_20_7" draw:marker-end-width="0.3cm" draw:fill="none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-color="#ffffff"/>
      <style:paragraph-properties fo:text-align="center"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</style:style>
    <style:style style:name="P6" style:family="paragraph">
      <loext:graphic-properties draw:fill-color="#ddddd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/>
      <draw:page draw:name="page2" draw:style-name="dp1" draw:master-page-name="Default">
        <draw:custom-shape draw:style-name="gr1" draw:text-style-name="P2" draw:layer="layout" svg:width="5.08cm" svg:height="3.81cm" svg:x="6.397cm" svg:y="8.62cm">
          <text:p text:style-name="P1">matplotlib.</text:p>
          <text:p text:style-name="P1">pyplot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3.857cm" svg:y1="10.505cm" svg:x2="6.397cm" svg:y2="10.545cm">
          <text:p/>
        </draw:line>
        <draw:custom-shape draw:style-name="gr3" draw:text-style-name="P2" draw:layer="layout" svg:width="5.08cm" svg:height="2.54cm" svg:x="14.017cm" svg:y="6.08cm">
          <text:p text:style-name="P1">Бакэнд</text:p>
          <text:p text:style-name="P1">SVG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5.08cm" svg:height="2.54cm" svg:x="14.017cm" svg:y="9.255cm">
          <text:p text:style-name="P1">Бакэнд</text:p>
          <text:p text:style-name="P1">SVG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5.08cm" svg:height="2.54cm" svg:x="14.017cm" svg:y="12.43cm">
          <text:p text:style-name="P1">Бакэнд</text:p>
          <text:p text:style-name="P1">Qt5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7cm" svg:height="1.27cm" svg:x="1.952cm" svg:y="9.8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line draw:style-name="gr5" draw:text-style-name="P3" draw:layer="layout" svg:x1="11.477cm" svg:y1="10.525cm" svg:x2="14.017cm" svg:y2="7.35cm">
          <text:p/>
        </draw:line>
        <draw:line draw:style-name="gr6" draw:text-style-name="P3" draw:layer="layout" svg:x1="11.477cm" svg:y1="10.525cm" svg:x2="14.017cm" svg:y2="10.525cm">
          <text:p/>
        </draw:line>
        <draw:line draw:style-name="gr7" draw:text-style-name="P3" draw:layer="layout" svg:x1="11.477cm" svg:y1="10.525cm" svg:x2="14.017cm" svg:y2="13.7cm">
          <text:p/>
        </draw:line>
        <draw:frame draw:style-name="gr8" draw:text-style-name="P5" draw:layer="layout" svg:width="4.445cm" svg:height="2.005cm" svg:x="22.272cm" svg:y="6.347cm">
          <draw:text-box>
            <text:p>image.svg</text:p>
          </draw:text-box>
        </draw:frame>
        <draw:frame draw:style-name="gr8" draw:text-style-name="P5" draw:layer="layout" svg:width="4.445cm" svg:height="2.005cm" svg:x="22.272cm" svg:y="9.255cm">
          <draw:text-box>
            <text:p>image.pdf</text:p>
          </draw:text-box>
        </draw:frame>
        <draw:custom-shape draw:style-name="gr9" draw:text-style-name="P6" draw:layer="layout" svg:width="4.445cm" svg:height="2.54cm" svg:x="22.272cm" svg:y="12.43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line draw:style-name="gr10" draw:text-style-name="P3" draw:layer="layout" svg:x1="22.907cm" svg:y1="14.335cm" svg:x2="23.542cm" svg:y2="13.065cm">
          <text:p/>
        </draw:line>
        <draw:line draw:style-name="gr10" draw:text-style-name="P3" draw:layer="layout" svg:x1="23.542cm" svg:y1="13.065cm" svg:x2="24.177cm" svg:y2="13.7cm">
          <text:p/>
        </draw:line>
        <draw:line draw:style-name="gr10" draw:text-style-name="P3" draw:layer="layout" svg:x1="24.177cm" svg:y1="13.7cm" svg:x2="26.082cm" svg:y2="13.065cm">
          <text:p/>
        </draw:line>
        <draw:line draw:style-name="gr11" draw:text-style-name="P3" draw:layer="layout" svg:x1="19.097cm" svg:y1="13.7cm" svg:x2="22.272cm" svg:y2="13.7cm">
          <text:p/>
        </draw:line>
        <draw:line draw:style-name="gr12" draw:text-style-name="P3" draw:layer="layout" svg:x1="19.097cm" svg:y1="10.525cm" svg:x2="22.272cm" svg:y2="10.525cm">
          <text:p/>
        </draw:line>
        <draw:line draw:style-name="gr13" draw:text-style-name="P3" draw:layer="layout" svg:x1="19.097cm" svg:y1="7.35cm" svg:x2="22.272cm" svg:y2="7.35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10-22T11:16:14.902974861</meta:creation-date>
    <dc:date>2023-10-22T11:18:52.978183089</dc:date>
    <meta:editing-duration>PT31S</meta:editing-duration>
    <meta:editing-cycles>1</meta:editing-cycles>
    <meta:document-statistic meta:object-count="18"/>
    <meta:generator>LibreOffice/7.3.7.2$Linux_X86_64 LibreOffice_project/30$Build-2</meta:generator>
  </office:meta>
</office:document-meta>
</file>